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>
      <style:paragraph-properties fo:margin-left="0.499cm" fo:margin-right="0cm" fo:text-indent="0cm" style:auto-text-indent="false" fo:background-color="#94bd5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/>
    <style:style style:name="rststyle-footnote" style:family="paragraph" style:parent-style-name="Footnot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background-color="#00dc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background-color="#0099ff"/>
    </style:style>
    <style:style style:name="rststyle-codeblock-comment" style:family="text" style:parent-style-name="Teletype">
      <style:text-properties fo:background-color="#ccffff"/>
    </style:style>
    <style:style style:name="rststyle-codeblock-classname" style:family="text" style:parent-style-name="Teletype">
      <style:text-properties fo:background-color="#ff3333"/>
    </style:style>
    <style:style style:name="rststyle-codeblock-functionname" style:family="text" style:parent-style-name="Teletype">
      <style:text-properties fo:background-color="#ff3333"/>
    </style:style>
    <style:style style:name="rststyle-codeblock-operator" style:family="text" style:parent-style-name="Teletype">
      <style:text-properties fo:background-color="#ffff66"/>
    </style:style>
    <style:style style:name="rststyle-codeblock-name" style:family="text" style:parent-style-name="Teletype">
      <style:text-properties fo:background-color="#ff3333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dkuhlman</meta:initial-creator>
    <meta:creation-date>2006-08-15T13:56:07</meta:creation-date>
    <dc:date>2007-03-07T14:52:31</dc:date>
    <dc:language>en-US</dc:language>
    <meta:editing-cycles>33</meta:editing-cycles>
    <meta:editing-duration>PT10H5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